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tyle mathvariant="bold">
        <msub>
          <mi>F</mi>
          <mtext>netto</mtext>
        </msub>
      </mstyle>
      <mrow>
        <mspace width="2em"/>
        <mo stretchy="false">=</mo>
        <mspace width="2em"/>
      </mrow>
      <mrow>
        <munderover>
          <mo stretchy="false">∑</mo>
          <mrow>
            <mi>i</mi>
            <mrow>
              <mspace width="0.5em"/>
              <mo stretchy="false">=</mo>
              <mspace width="0.5em"/>
            </mrow>
            <mn>1</mn>
          </mrow>
          <mi>n</mi>
        </munderover>
        <msub>
          <mstyle mathvariant="bold">
            <mi>F</mi>
          </mstyle>
          <mi>i</mi>
        </msub>
      </mrow>
      <mspace width="2em"/>
      <mtext> ; </mtext>
      <mspace width="0.5em"/>
      <mi>i</mi>
      <mrow>
        <mspace width="2em"/>
        <mo stretchy="false">=</mo>
        <mspace width="2em"/>
      </mrow>
      <mn>1</mn>
      <mi>,</mi>
      <mo stretchy="false">…</mo>
      <mi>,</mi>
      <mi>n</mi>
    </mrow>
    <annotation encoding="StarMath 5.0">bold F _"netto" ~=~ sum from { i `=` 1 } to n {bold F} _i ~" ; "` i ~=~ 1 , dotslow , n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1T16:58:03.607000000</meta:creation-date>
    <dc:date>2015-03-01T16:59:29.374000000</dc:date>
    <meta:editing-duration>PT1M25S</meta:editing-duration>
    <meta:editing-cycles>1</meta:editing-cycles>
    <meta:generator>LibreOffice/4.3.4.1$Windows_x86 LibreOffice_project/bc356b2f991740509f321d70e4512a6a54c5f243</meta:generator>
  </office:meta>
</office:document-meta>
</file>